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Constantia" style:font-name-complex="Constantia"/>
    </style:style>
    <style:style style:name="P2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0198ab"/>
    </style:style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2">
      <style:text-properties style:font-name="Constantia" style:font-name-complex="Constantia"/>
    </style:style>
    <style:style style:name="P7" style:family="paragraph" style:parent-style-name="List_20_Paragraph" style:list-style-name="L1">
      <style:text-properties style:font-name="Constantia" officeooo:rsid="00001ae1" officeooo:paragraph-rsid="00001ae1" style:font-name-complex="Constantia"/>
    </style:style>
    <style:style style:name="P8" style:family="paragraph" style:parent-style-name="List_20_Paragraph" style:list-style-name="L2"/>
    <style:style style:name="P9" style:family="paragraph" style:parent-style-name="List_20_Paragraph" style:list-style-name="L2">
      <style:paragraph-properties fo:margin-left="0in" fo:margin-right="0in" fo:text-indent="0in" style:auto-text-indent="false"/>
      <style:text-properties officeooo:paragraph-rsid="000198ab"/>
    </style:style>
    <style:style style:name="T1" style:family="text">
      <style:text-properties style:font-name="Constantia" style:language-complex="he" style:country-complex="IL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font-name="Constantia" officeooo:rsid="000198ab" style:font-name-complex="Constantia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ort-term:</text:p>
      <text:list xml:id="list815737486" text:style-name="L1">
        <text:list-item>
          <text:p text:style-name="P5">Continue verse re-copying</text:p>
        </text:list-item>
        <text:list-item>
          <text:p text:style-name="P5">Punctuation</text:p>
        </text:list-item>
        <text:list-item>
          <text:p text:style-name="P7">Intro to shir shel yom</text:p>
        </text:list-item>
        <text:list-item>
          <text:p text:style-name="P3"><text:span text:style-name="Default_20_Paragraph_20_Font"><text:span text:style-name="T1">Add YT musaf instructions</text:span></text:span></text:p>
        </text:list-item>
        <text:list-item>
          <text:p text:style-name="P5">Torah service (misheberakhs etc)</text:p>
        </text:list-item>
        <text:list-item>
          <text:p text:style-name="P3"><text:span text:style-name="Default_20_Paragraph_20_Font"><text:span text:style-name="T3">Text of yehi ratzon for guests in bentshing</text:span></text:span></text:p>
        </text:list-item>
        <text:list-item>
          <text:p text:style-name="P5">Shabbat mincha kedusha is screwed up</text:p>
        </text:list-item>
        <text:list-item>
          <text:p text:style-name="P5">Bentshing (bamarom) has messed up formatting</text:p>
        </text:list-item>
        <text:list-item>
          <text:p text:style-name="P5">Make kaddish responses clearer</text:p>
        </text:list-item>
        <text:list-item>
          <text:p text:style-name="P5">Clean up bibliography</text:p>
        </text:list-item>
        <text:list-item>
          <text:p text:style-name="P4"><text:span text:style-name="Default_20_Paragraph_20_Font"><text:span text:style-name="T4">Decide on things on cutting-room floor</text:span></text:span></text:p>
          <text:list>
            <text:list-item>
              <text:p text:style-name="P4"><text:span text:style-name="Default_20_Paragraph_20_Font"><text:span text:style-name="T4">Rest of korbanot</text:span></text:span></text:p>
            </text:list-item>
            <text:list-item>
              <text:p text:style-name="P4"><text:span text:style-name="Default_20_Paragraph_20_Font"><text:span text:style-name="T4">Yigdal/Adon Olam at beginning</text:span></text:span></text:p>
            </text:list-item>
            <text:list-item>
              <text:p text:style-name="P4"><text:span text:style-name="Default_20_Paragraph_20_Font"><text:span text:style-name="T4">Verses for motza”sh</text:span></text:span></text:p>
            </text:list-item>
          </text:list>
        </text:list-item>
      </text:list>
      <text:p text:style-name="P1">Long-term</text:p>
      <text:list xml:id="list203961012374641" text:continue-numbering="true" text:style-name="L1">
        <text:list-item>
          <text:p text:style-name="P5">Find out why some things have less line spacing (mizmor shir chanukkat habayit)</text:p>
        </text:list-item>
      </text:list>
      <text:list xml:id="list1932278093" text:style-name="L2">
        <text:list-item>
          <text:p text:style-name="P6">Stretchy letters</text:p>
        </text:list-item>
        <text:list-item>
          <text:p text:style-name="P8"><text:span text:style-name="Default_20_Paragraph_20_Font"><text:span text:style-name="T2">Bold for shva na'</text:span></text:span></text:p>
          <text:p text:style-name="P9"><text:span text:style-name="Default_20_Paragraph_20_Font"><text:span text:style-name="T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5-25T20:39:59.165000000</dc:date>
    <meta:editing-cycles>40</meta:editing-cycles>
    <meta:editing-duration>PT18H24M2S</meta:editing-duration>
    <meta:document-statistic meta:table-count="0" meta:image-count="0" meta:object-count="0" meta:page-count="1" meta:paragraph-count="20" meta:word-count="99" meta:character-count="541" meta:non-whitespace-character-count="479"/>
    <meta:template xlink:type="simple" xlink:actuate="onRequest" xlink:title="" xlink:href="Normal.dotm"/>
  </office:meta>
</office:document-meta>
</file>